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b654" officeooo:paragraph-rsid="001cb654"/>
    </style:style>
    <style:style style:name="P2" style:family="paragraph" style:parent-style-name="Standard">
      <style:text-properties fo:language="en" fo:country="US" officeooo:rsid="0016cc35" officeooo:paragraph-rsid="001cb654"/>
    </style:style>
    <style:style style:name="P3" style:family="paragraph" style:parent-style-name="Standard">
      <style:text-properties fo:language="en" fo:country="US" officeooo:rsid="001ce940" officeooo:paragraph-rsid="001ce940"/>
    </style:style>
    <style:style style:name="P4" style:family="paragraph" style:parent-style-name="Standard" style:list-style-name="L1">
      <style:text-properties fo:language="en" fo:country="US" officeooo:rsid="001ce940" officeooo:paragraph-rsid="001ce940"/>
    </style:style>
    <style:style style:name="P5" style:family="paragraph" style:parent-style-name="Standard" style:list-style-name="L1">
      <style:text-properties fo:language="en" fo:country="US" officeooo:rsid="001d6cc0" officeooo:paragraph-rsid="001d6cc0"/>
    </style:style>
    <style:style style:name="P6" style:family="paragraph" style:parent-style-name="Standard" style:list-style-name="L2">
      <style:text-properties fo:language="en" fo:country="US" officeooo:rsid="0023202d" officeooo:paragraph-rsid="0023202d"/>
    </style:style>
    <style:style style:name="P7" style:family="paragraph" style:parent-style-name="Standard" style:list-style-name="L2">
      <style:text-properties fo:language="en" fo:country="US" officeooo:rsid="00236401" officeooo:paragraph-rsid="00236401"/>
    </style:style>
    <style:style style:name="T1" style:family="text">
      <style:text-properties officeooo:rsid="001d6cc0"/>
    </style:style>
    <style:style style:name="T2" style:family="text">
      <style:text-properties officeooo:rsid="002364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 2: The swinging 60s</text:p>
      <text:p text:style-name="P1">Myths and Heroes</text:p>
      <text:p text:style-name="P2">To what extent can London be considered as the epicenter of the world?</text:p>
      <text:p text:style-name="P2"/>
      <text:p text:style-name="P3">Intro :</text:p>
      <text:list xml:id="list573274557" text:style-name="L1">
        <text:list-item>
          <text:p text:style-name="P4"><text:span text:style-name="T1">Notion : </text:span>Myths and heroes</text:p>
          <text:list>
            <text:list-item>
              <text:p text:style-name="P5"/>
            </text:list-item>
          </text:list>
        </text:list-item>
        <text:list-item>
          <text:p text:style-name="P5">Themes : London, the 60s</text:p>
        </text:list-item>
      </text:list>
      <text:p text:style-name="P2"/>
      <text:p text:style-name="P2"/>
      <text:list xml:id="list2972193903" text:style-name="L2">
        <text:list-item>
          <text:p text:style-name="P6">Revolutions</text:p>
          <text:list>
            <text:list-item>
              <text:p text:style-name="P6">New technology</text:p>
              <text:list>
                <text:list-item>
                  <text:p text:style-name="P7">Color TV</text:p>
                </text:list-item>
                <text:list-item>
                  <text:p text:style-name="P7">Radio</text:p>
                </text:list-item>
                <text:list-item>
                  <text:p text:style-name="P7">Cars</text:p>
                </text:list-item>
              </text:list>
            </text:list-item>
            <text:list-item>
              <text:p text:style-name="P7">New music</text:p>
              <text:list>
                <text:list-item>
                  <text:p text:style-name="P7">The Beatles</text:p>
                </text:list-item>
                <text:list-item>
                  <text:p text:style-name="P7">Rock n’ Roll in pirate radios (doc)</text:p>
                </text:list-item>
                <text:list-item>
                  <text:p text:style-name="P7"/>
                </text:list-item>
              </text:list>
            </text:list-item>
          </text:list>
        </text:list-item>
        <text:list-item>
          <text:p text:style-name="P6"><text:span text:style-name="T2">E</text:span>volution <text:span text:style-name="T2">of society</text:span></text:p>
          <text:list>
            <text:list-item>
              <text:p text:style-name="P7">New laws, new values</text:p>
              <text:list>
                <text:list-item>
                  <text:p text:style-name="P7">Moral codes (doc 2)</text:p>
                </text:list-item>
                <text:list-item>
                  <text:p text:style-name="P7">Doc 3</text:p>
                </text:list-item>
              </text:list>
            </text:list-item>
            <text:list-item>
              <text:p text:style-name="P7">Still some traditions</text:p>
              <text:list>
                <text:list-item>
                  <text:p text:style-name="P7">Inequalities men / women (doc 10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4:48:55.366000000</meta:creation-date>
    <dc:date>2019-01-29T00:05:00.214000000</dc:date>
    <meta:editing-duration>PT2H32M12S</meta:editing-duration>
    <meta:editing-cycles>3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22" meta:word-count="91" meta:character-count="406" meta:non-whitespace-character-count="353"/>
  </office:meta>
</office:document-meta>
</file>